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115">
      <style:table-cell-properties fo:background-color="transparent"/>
    </style:style>
    <style:style style:name="ce4" style:family="table-cell" style:parent-style-name="Default" style:data-style-name="N10115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115">
      <style:table-cell-properties fo:background-color="transparent"/>
    </style:style>
    <style:style style:name="ce12" style:family="table-cell" style:parent-style-name="Default" style:data-style-name="N10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Таблиця компонентів</text:p>
          </table:table-cell>
          <table:covered-table-cell table:number-columns-repeated="3" table:style-name="ce10"/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деталь</text:p>
          </table:table-cell>
          <table:table-cell table:style-name="ce10" office:value-type="string" calcext:value-type="string">
            <text:p>кількість</text:p>
          </table:table-cell>
          <table:table-cell table:style-name="ce10" office:value-type="string" calcext:value-type="string">
            <text:p>вартість /шт</text:p>
          </table:table-cell>
          <table:table-cell table:style-name="ce10" office:value-type="string" calcext:value-type="string">
            <text:p>вартість всіх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мотор кроковий стандарту nema 17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655" calcext:value-type="currency">
            <text:p>655,00 грн.</text:p>
          </table:table-cell>
          <table:table-cell table:style-name="ce11" table:formula="of:=([.B3]*[.C3])" office:value-type="currency" office:currency="UAH" office:value="655" calcext:value-type="currency">
            <text:p>655,00 грн.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шестерня мала 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45" calcext:value-type="currency">
            <text:p>45,00 грн.</text:p>
          </table:table-cell>
          <table:table-cell table:style-name="ce11" table:formula="of:=([.B4]*[.C4])" office:value-type="currency" office:currency="UAH" office:value="45" calcext:value-type="currency">
            <text:p>45,00 грн.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шестерня велика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50" calcext:value-type="currency">
            <text:p>50,00 грн.</text:p>
          </table:table-cell>
          <table:table-cell table:style-name="ce11" table:formula="of:=([.B5]*[.C5])" office:value-type="currency" office:currency="UAH" office:value="50" calcext:value-type="currency">
            <text:p>50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корпус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220" calcext:value-type="currency">
            <text:p>220,00 грн.</text:p>
          </table:table-cell>
          <table:table-cell table:style-name="ce11" table:formula="of:=([.B6]*[.C6])" office:value-type="currency" office:currency="UAH" office:value="220" calcext:value-type="currency">
            <text:p>220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сервомотор 25кг цифровий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350" calcext:value-type="currency">
            <text:p>350,00 грн.</text:p>
          </table:table-cell>
          <table:table-cell table:style-name="ce11" table:formula="of:=([.B7]*[.C7])" office:value-type="currency" office:currency="UAH" office:value="350" calcext:value-type="currency">
            <text:p>350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кришка корпуса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150" calcext:value-type="currency">
            <text:p>150,00 грн.</text:p>
          </table:table-cell>
          <table:table-cell table:style-name="ce11" table:formula="of:=([.B8]*[.C8])" office:value-type="currency" office:currency="UAH" office:value="150" calcext:value-type="currency">
            <text:p>150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кришка підшипника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45" calcext:value-type="currency">
            <text:p>45,00 грн.</text:p>
          </table:table-cell>
          <table:table-cell table:style-name="ce11" table:formula="of:=([.B9]*[.C9])" office:value-type="currency" office:currency="UAH" office:value="45" calcext:value-type="currency">
            <text:p>45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малий підшипник 8 12 7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5" calcext:value-type="currency">
            <text:p>5,00 грн.</text:p>
          </table:table-cell>
          <table:table-cell table:style-name="ce11" table:formula="of:=([.B10]*[.C10])" office:value-type="currency" office:currency="UAH" office:value="5" calcext:value-type="currency">
            <text:p>5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великий підшипник 20 42 7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30" calcext:value-type="currency">
            <text:p>30,00 грн.</text:p>
          </table:table-cell>
          <table:table-cell table:style-name="ce11" table:formula="of:=([.B11]*[.C11])" office:value-type="currency" office:currency="UAH" office:value="30" calcext:value-type="currency">
            <text:p>30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болти м3 набір 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150" calcext:value-type="currency">
            <text:p>150,00 грн.</text:p>
          </table:table-cell>
          <table:table-cell table:style-name="ce11" table:formula="of:=([.B12]*[.C12])" office:value-type="currency" office:currency="UAH" office:value="150" calcext:value-type="currency">
            <text:p>150,00 грн.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вал великої шестерні для кріплення серво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currency" office:currency="UAH" office:value="60" calcext:value-type="currency">
            <text:p>60,00 грн.</text:p>
          </table:table-cell>
          <table:table-cell table:style-name="ce11" table:formula="of:=([.B13]*[.C13])" office:value-type="currency" office:currency="UAH" office:value="60" calcext:value-type="currency">
            <text:p>60,00 грн.</text:p>
          </table:table-cell>
          <table:table-cell table:style-name="ce10"/>
          <table:table-cell table:number-columns-repeated="3"/>
          <table:table-cell table:style-name="ce12"/>
        </table:table-row>
        <table:table-row table:style-name="ro1">
          <table:table-cell table:style-name="ce10" office:value-type="string" calcext:value-type="string">
            <text:p>загальна вартість</text:p>
          </table:table-cell>
          <table:table-cell table:style-name="ce11" table:formula="of:=SUM([.D:.D])" office:value-type="currency" office:currency="UAH" office:value="1760" calcext:value-type="currency">
            <text:p>1 760,00 грн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2"/>
          <table:table-cell table:number-columns-repeated="4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zxc</text:p>
          </table:table-cell>
          <table:table-cell table:number-columns-repeated="8"/>
        </table:table-row>
        <table:table-row table:style-name="ro1" table:number-rows-repeated="52">
          <table:table-cell table:number-columns-repeated="9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uk" number:country="UA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5" number:language="uk" number:country="UA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22:27:18.356787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55:35.552250819</meta:creation-date>
    <dc:date>2023-06-18T22:24:18.211870801</dc:date>
    <meta:editing-duration>PT35M37S</meta:editing-duration>
    <meta:editing-cycles>11</meta:editing-cycles>
    <meta:generator>LibreOffice/7.5.4.2$Linux_X86_64 LibreOffice_project/50$Build-2</meta:generator>
    <meta:document-statistic meta:table-count="1" meta:cell-count="53" meta:object-count="0"/>
  </office:meta>
</office:document-meta>
</file>